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18154d" style:font-size-asian="10pt" style:font-name-complex="Arial1" style:font-size-complex="10pt"/>
    </style:style>
    <style:style style:name="T8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9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1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2" style:family="text">
      <style:text-properties officeooo:rsid="00157b7d"/>
    </style:style>
    <style:style style:name="T13" style:family="text">
      <style:text-properties officeooo:rsid="0018154d"/>
    </style:style>
    <style:style style:name="T14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5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6" style:family="text">
      <style:text-properties officeooo:rsid="0025c4a5"/>
    </style:style>
    <style:style style:name="T17" style:family="text">
      <style:text-properties officeooo:rsid="002f8bd1" fo:background-color="transparent" loext:char-shading-value="0"/>
    </style:style>
    <style:style style:name="T18" style:family="text">
      <style:text-properties officeooo:rsid="002f8bd1"/>
    </style:style>
    <style:style style:name="T19" style:family="text">
      <style:text-properties officeooo:rsid="0035f94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Lyncon Baez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1">RG:</text:span><text:span text:style-name="T14">12.611.282-3</text:span></text:p>
          </table:table-cell>
          <table:table-cell table:style-name="Tabela2.A3" table:number-columns-spanned="4" office:value-type="string">
            <text:p text:style-name="Table_20_Contents"><text:span text:style-name="T11">CPF: </text:span><text:span text:style-name="T15">121.128.809-93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8">24/05/2001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9">( </text:span></text:span><text:span text:style-name="Fonte_20_parág._20_padrão"><text:span text:style-name="T10">X</text:span></text:span><text:span text:style-name="Fonte_20_parág._20_padrão"><text:span text:style-name="T9"> ) Colaborador <text:s text:c="23"/>( </text:span></text:span><text:span text:style-name="Fonte_20_parág._20_padrão"><text:span text:style-name="T10"/></text:span><text:span text:style-name="Fonte_20_parág._20_padrão"><text:span text:style-name="T9"> ) Bolsista/Voluntário <text:s text:c="27"/>( </text:span></text:span><text:span text:style-name="Fonte_20_parág._20_padrão"><text:span text:style-name="T10"/></text:span><text:span text:style-name="Fonte_20_parág._20_padrão"><text:span text:style-name="T9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8">X</text:span> ) Viagem a trabalho <text:s text:c="5"/>( <text:span text:style-name="T18"/> ) Evento/Congresso <text:s text:c="10"/>( <text:span text:style-name="T18"/> ) Viagem treinamento/aprimor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8">Projeto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8">40503002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9">08564588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9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9">terminar API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8">Foz do Iguac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8">Cascave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8">26/04/2005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8">14/04/200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pq si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7">foi mass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8">235435345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8"/> ) Aérea nacional (com franquia de bagagem)</text:p>
            <text:p text:style-name="P10">( <text:span text:style-name="T18"/> ) Aérea nacional (sem franquia de bagagem)</text:p>
            <text:p text:style-name="P10">( <text:span text:style-name="T18"/> ) Aérea internacional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8">X</text:span> ) Terrestre nacional</text:p>
            <text:p text:style-name="P10">( <text:span text:style-name="T18"> </text:span>) Terrestre internacional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8">komb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8"/> <text:span text:style-name="T13">)</text:span> Veículo locado*</text:p>
          </table:table-cell>
          <table:covered-table-cell/>
          <table:table-cell table:style-name="Tabela2.C20" table:number-columns-spanned="4" office:value-type="string">
            <text:p text:style-name="P28">( <text:span text:style-name="T18">X</text:span> ) Transporte com parceiros/terceiros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8"/> ) Veículo Fundação PTI-BR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8">Motorestenho</text:span></text:p>
            <text:p text:style-name="P23">Nº da CNH: <text:span text:style-name="T18">4593948574</text:span></text:p>
            <text:p text:style-name="P23">Validade: <text:span text:style-name="T18">23/03/2004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8">21/01/2003 03:00</text:span></text:p>
            <text:p text:style-name="P10">Data/Hora devolução do veículo na agência: <text:span text:style-name="T18">25/01/2003 06:0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8">23/03/2005</text:span></text:p>
            <text:p text:style-name="P23">Horário de entrada: <text:span text:style-name="T18">04:00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8">12/04/2007</text:span> </text:p>
            <text:p text:style-name="P23">Horário de saída: <text:span text:style-name="T18">02:00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0,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0,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0,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0,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0,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0,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0,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0,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32.07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11T19:16:51.016849603</dc:date>
    <meta:print-date>2017-02-24T16:35:00Z</meta:print-date>
    <meta:editing-cycles>105</meta:editing-cycles>
    <meta:editing-duration>PT17H59M30S</meta:editing-duration>
    <meta:document-statistic meta:table-count="2" meta:image-count="1" meta:object-count="0" meta:page-count="2" meta:paragraph-count="76" meta:word-count="328" meta:character-count="2355" meta:non-whitespace-character-count="2033"/>
    <meta:template xlink:type="simple" xlink:actuate="onRequest" xlink:title="" xlink:href="../FORM.AP.001%20-%20Formulário%20Apoio%20Requisição%20de%20Viagem%20-%20Felipe%20-%2004-10.odt/Normal"/>
  </office:meta>
</office:document-meta>
</file>